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000000" draw:marker-start-width="0.242cm" draw:marker-end-width="0.242cm" draw:fill-color="#ffffff" draw:opacity="50%" draw:opacity-name="" draw:textarea-horizontal-align="justify" draw:textarea-vertical-align="middle" draw:auto-grow-height="false" fo:min-height="0.23cm" fo:min-width="3.663cm" fo:padding-top="0.139cm" fo:padding-bottom="0.139cm" fo:padding-left="0.264cm" fo:padding-right="0.264cm"/>
    </style:style>
    <style:style style:name="gr2" style:family="graphic" style:parent-style-name="standard">
      <style:graphic-properties draw:stroke="solid" svg:stroke-width="0.028cm" svg:stroke-color="#000000" draw:marker-start-width="0.242cm" draw:marker-end-width="0.242cm" draw:fill-color="#ffffff" draw:opacity="50%" draw:opacity-name="" draw:textarea-horizontal-align="justify" draw:textarea-vertical-align="middle" draw:auto-grow-height="false" fo:min-height="0.23cm" fo:min-width="6.33cm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-color="#ffffff" draw:opacity="50%" draw:opacity-name="" draw:textarea-horizontal-align="justify" draw:textarea-vertical-align="middle" draw:auto-grow-height="false" fo:min-height="0.23cm" fo:min-width="4.806cm" fo:padding-top="0.139cm" fo:padding-bottom="0.139cm" fo:padding-left="0.264cm" fo:padding-right="0.264cm"/>
    </style:style>
    <style:style style:name="gr4" style:family="graphic" style:parent-style-name="standard">
      <style:graphic-properties draw:stroke="solid" svg:stroke-width="0.028cm" svg:stroke-color="#000000" draw:marker-start-width="0.242cm" draw:marker-end-width="0.242cm" draw:fill-color="#ffffff" draw:opacity="50%" draw:opacity-name="" draw:textarea-horizontal-align="justify" draw:textarea-vertical-align="middle" draw:auto-grow-height="false" fo:min-height="0.23cm" fo:min-width="2.139cm" fo:padding-top="0.139cm" fo:padding-bottom="0.139cm" fo:padding-left="0.264cm" fo:padding-right="0.264cm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fill-color="#ffffff" draw:opacity="50%" draw:opacity-name="" draw:textarea-horizontal-align="justify" draw:textarea-vertical-align="middle" draw:auto-grow-height="false" fo:min-height="0.23cm" fo:min-width="2.774cm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draw:marker-start-width="0.242cm" draw:marker-end="Arrow_20_concave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28cm" draw:marker-start-width="0.242cm" draw:marker-end="Half_20_Arrow_20_Left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draw:marker-start-width="0.242cm" draw:marker-end="Half_20_Arrow_20_Right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50%"/>
      <style:paragraph-properties fo:text-align="center"/>
      <style:text-properties style:font-name="SimSun"/>
    </style:style>
    <style:style style:name="P3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>
      <loext:graphic-properties draw:fill-color="#ffffff" draw:opacity="50%"/>
      <style:paragraph-properties fo:text-align="center"/>
      <style:text-properties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" style:family="paragraph">
      <loext:graphic-properties draw:fill-color="#ffffff" draw:opacity="50%"/>
      <style:paragraph-properties fo:text-align="center"/>
      <style:text-properties style:font-name="SimSun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SimSu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font-name="SimSun" fo:font-size="10pt" style:font-name-asian="SimSun" style:font-size-asian="10pt" style:font-size-complex="10pt"/>
    </style:style>
    <style:style style:name="T2" style:family="text">
      <style:text-properties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SimSun" fo:font-size="10pt" style:font-size-asian="10pt" style:font-size-complex="10pt"/>
    </style:style>
    <style:style style:name="T4" style:family="text">
      <style:text-properties style:font-name="SimSu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0.508cm" svg:x="8.874cm" svg:y="5.826cm">
          <text:p text:style-name="P1"><text:span text:style-name="T1">struct input_id 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0.508cm" svg:x="8.874cm" svg:y="6.334cm">
          <text:p text:style-name="P1"><text:span text:style-name="T1">Bitma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0.508cm" svg:x="8.874cm" svg:y="6.842cm">
          <text:p text:style-name="P1"><text:span text:style-name="T1">struct device de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0.508cm" svg:x="8.874cm" svg:y="7.3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191cm" svg:height="0.508cm" svg:x="8.874cm" svg:y="7.858cm">
          <text:p text:style-name="P1"><text:span text:style-name="T1">struct list_head </text:span><text:span text:style-name="T1">h_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0.508cm" svg:x="8.874cm" svg:y="8.366cm">
          <text:p text:style-name="P1"><text:span text:style-name="T1">struct list_head </text:span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0.508cm" svg:x="7.604cm" svg:y="11.16cm">
          <text:p text:style-name="P1"><text:span text:style-name="T1">Void *priva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0.508cm" svg:x="7.604cm" svg:y="11.66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0.508cm" svg:x="7.604cm" svg:y="12.176cm">
          <text:p text:style-name="P1"><text:span text:style-name="T1">const struct </text:span><text:span text:style-name="T1">input_device_id </text:span><text:span text:style-name="T1">*id_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6.858cm" svg:height="0.508cm" svg:x="7.604cm" svg:y="12.684cm">
          <text:p text:style-name="P1"><text:span text:style-name="T1">struct list_head </text:span><text:span text:style-name="T1">h_li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0.508cm" svg:x="7.604cm" svg:y="13.192cm">
          <text:p text:style-name="P1"><text:span text:style-name="T1">struct list_head </text:span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0.508cm" svg:x="7.604cm" svg:y="11.16cm">
          <text:p text:style-name="P1"><text:span text:style-name="T1">void *priva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34cm" svg:height="0.508cm" svg:x="1.127cm" svg:y="7.477cm">
          <text:p text:style-name="P1"><text:span text:style-name="T1">Void *priva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34cm" svg:height="0.508cm" svg:x="1.127cm" svg:y="7.985cm">
          <text:p text:style-name="P1"><text:span text:style-name="T1">int op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34cm" svg:height="0.508cm" svg:x="1.127cm" svg:y="8.493cm">
          <text:p text:style-name="P1"><text:span text:style-name="T1">const char *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34cm" svg:height="0.508cm" svg:x="1.127cm" svg:y="9.001cm">
          <text:p text:style-name="P1"><text:span text:style-name="T1"><text:s/></text:span><text:span text:style-name="T1">struct input_dev *dev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34cm" svg:height="0.508cm" svg:x="1.127cm" svg:y="9.509cm">
          <text:p text:style-name="P1"><text:span text:style-name="T1">struct input_handler *hand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34cm" svg:height="0.508cm" svg:x="1.127cm" svg:y="7.477cm">
          <text:p text:style-name="P1"><text:span text:style-name="T1">void *priva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5.334cm" svg:height="0.508cm" svg:x="1.127cm" svg:y="10.017cm">
          <text:p text:style-name="P1"><text:span text:style-name="T1"><text:s/></text:span><text:span text:style-name="T1">struct list_head <text:s text:c="3"/>d_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5.334cm" svg:height="0.508cm" svg:x="1.127cm" svg:y="10.525cm">
          <text:p text:style-name="P1"><text:span text:style-name="T1"><text:s/></text:span><text:span text:style-name="T1">struct list_head <text:s text:c="3"/>h_nod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67cm" svg:height="0.508cm" svg:x="14.97cm" svg:y="4.048cm">
          <text:p text:style-name="P3"><text:span text:style-name="T2">input_dev_li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667cm" svg:height="0.508cm" svg:x="14.97cm" svg:y="4.556cm">
          <text:p text:style-name="P1"><text:span text:style-name="T3">list_hea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667cm" svg:height="0.508cm" svg:x="14.97cm" svg:y="5.064cm">
          <text:p text:style-name="P1"><text:span text:style-name="T3">list_hea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2.667cm" svg:height="0.508cm" svg:x="14.97cm" svg:y="5.572cm">
          <text:p text:style-name="P1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2.667cm" svg:height="0.508cm" svg:x="14.97cm" svg:y="6.08cm">
          <text:p text:style-name="P1"><text:span text:style-name="T3">list_hea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02cm" svg:height="0.508cm" svg:x="15.986cm" svg:y="8.493cm">
          <text:p text:style-name="P3"><text:span text:style-name="T2">input_handler_lis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0.508cm" svg:x="15.986cm" svg:y="9.001cm">
          <text:p text:style-name="P1"><text:span text:style-name="T3">list_hea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0.508cm" svg:x="15.986cm" svg:y="9.509cm">
          <text:p text:style-name="P1"><text:span text:style-name="T3">list_hea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3.302cm" svg:height="0.508cm" svg:x="15.986cm" svg:y="10.017cm">
          <text:p text:style-name="P1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3.302cm" svg:height="0.508cm" svg:x="15.986cm" svg:y="10.525cm">
          <text:p text:style-name="P1"><text:span text:style-name="T3">list_head</text:span></text:p>
          <draw:enhanced-geometry svg:viewBox="0 0 21600 21600" draw:type="rectangle" draw:enhanced-path="M 0 0 L 21600 0 21600 21600 0 21600 0 0 Z N"/>
        </draw:custom-shape>
        <draw:path draw:style-name="gr6" draw:text-style-name="P6" draw:layer="layout" svg:width="2.913cm" svg:height="0.622cm" draw:transform="rotate (1.08088240576009) translate (13.0494883985199cm 8.61172801065376cm)" svg:viewBox="0 0 2914 623" svg:d="M0 18c2159 0 2495-180 2914 605">
          <text:p/>
        </draw:path>
        <draw:connector draw:style-name="gr7" draw:text-style-name="P6" draw:layer="layout" draw:type="curve" svg:x1="14.97cm" svg:y1="5.826cm" svg:x2="14.97cm" svg:y2="6.334cm" draw:start-shape="id1" draw:start-glue-point="3" draw:end-shape="id2" svg:d="M14970 5826c-772 0-772 508 0 508" svg:viewBox="0 0 580 509">
          <text:p/>
        </draw:connector>
        <draw:path draw:style-name="gr6" draw:text-style-name="P6" draw:layer="layout" svg:width="3.057cm" svg:height="0.368cm" draw:transform="rotate (1.14790304903667) translate (14.3945876925065cm 13.4156612715988cm)" svg:viewBox="0 0 3058 369" svg:d="M0 74c2785 0 2513-296 3058 295">
          <text:p/>
        </draw:path>
        <draw:connector draw:style-name="gr7" draw:text-style-name="P6" draw:layer="layout" draw:type="curve" svg:x1="15.986cm" svg:y1="10.271cm" svg:x2="15.986cm" svg:y2="10.779cm" draw:start-shape="id3" draw:start-glue-point="3" draw:end-shape="id4" draw:end-glue-point="3" svg:d="M15986 10271c-771 0-771 508 0 508" svg:viewBox="0 0 579 509">
          <text:p/>
        </draw:connector>
        <draw:connector draw:style-name="gr8" draw:text-style-name="P6" draw:layer="layout" draw:type="curve" svg:x1="6.461cm" svg:y1="10.271cm" svg:x2="8.874cm" svg:y2="8.112cm" draw:start-shape="id5" draw:start-glue-point="1" draw:end-shape="id6" draw:end-glue-point="3" svg:d="M6461 10271c1809 0 603-2159 2413-2159" svg:viewBox="0 0 2414 2160">
          <text:p/>
        </draw:connector>
        <draw:connector draw:style-name="gr9" draw:text-style-name="P6" draw:layer="layout" draw:type="curve" svg:x1="6.461cm" svg:y1="10.779cm" svg:x2="7.604cm" svg:y2="12.938cm" draw:start-shape="id7" draw:start-glue-point="1" draw:end-shape="id8" draw:end-glue-point="3" svg:d="M6461 10779c858 0 287 2159 1143 2159" svg:viewBox="0 0 1144 2160">
          <text:p/>
        </draw:connector>
        <draw:frame draw:style-name="gr10" draw:text-style-name="P7" draw:layer="layout" svg:width="3.042cm" svg:height="0.674cm" svg:x="1.895cm" svg:y="6.842cm">
          <draw:text-box>
            <text:p><text:span text:style-name="T4">input_handle</text:span></text:p>
          </draw:text-box>
        </draw:frame>
        <draw:frame draw:style-name="gr10" draw:text-style-name="P7" draw:layer="layout" svg:width="3.042cm" svg:height="0.674cm" svg:x="9.255cm" svg:y="5.191cm">
          <draw:text-box>
            <text:p><text:span text:style-name="T4">input_device</text:span></text:p>
          </draw:text-box>
        </draw:frame>
        <draw:frame draw:style-name="gr10" draw:text-style-name="P7" draw:layer="layout" svg:width="3.254cm" svg:height="0.674cm" svg:x="8.366cm" svg:y="10.525cm">
          <draw:text-box>
            <text:p><text:span text:style-name="T4">input_hand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Half_20_Arrow_20_Left" draw:display-name="Half Arrow Left" svg:viewBox="-10 0 10 15" svg:d="M0 0zM-5 0l-5 15h5z"/>
    <draw:marker draw:name="Half_20_Arrow_20_Right" draw:display-name="Half Arrow Right" svg:viewBox="0 0 10 15" svg:d="M0 0zM5 0l5 15h-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5T19:29:10.694654308</meta:creation-date>
    <dc:date>2020-04-05T19:54:28.367732348</dc:date>
    <meta:editing-duration>PT1M35S</meta:editing-duration>
    <meta:editing-cycles>1</meta:editing-cycles>
    <meta:document-statistic meta:object-count="39"/>
    <meta:generator>LibreOffice/6.0.7.3$Linux_X86_64 LibreOffice_project/00m0$Build-3</meta:generator>
  </office:meta>
</office:document-meta>
</file>